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 Optimized" svg:font-family="'SF Optimized', system-ui, apple-system, system-ui, .SFNSText-Regular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Heading" style:master-page-name="First_20_Page">
      <style:paragraph-properties style:page-number="auto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Text_20_body">
      <style:text-properties officeooo:rsid="001aa216" officeooo:paragraph-rsid="001aa216"/>
    </style:style>
    <style:style style:name="P4" style:family="paragraph" style:parent-style-name="Text_20_body">
      <style:text-properties officeooo:rsid="001d3b36" officeooo:paragraph-rsid="001d3b36"/>
    </style:style>
    <style:style style:name="P5" style:family="paragraph" style:parent-style-name="Text_20_body">
      <style:text-properties officeooo:rsid="0020654e" officeooo:paragraph-rsid="0020654e"/>
    </style:style>
    <style:style style:name="P6" style:family="paragraph" style:parent-style-name="Text_20_body">
      <style:text-properties officeooo:rsid="002161da" officeooo:paragraph-rsid="002161da"/>
    </style:style>
    <style:style style:name="P7" style:family="paragraph" style:parent-style-name="Text_20_body" style:list-style-name="L5"/>
    <style:style style:name="P8" style:family="paragraph" style:parent-style-name="Text_20_body">
      <style:text-properties officeooo:rsid="002170d9" officeooo:paragraph-rsid="002170d9"/>
    </style:style>
    <style:style style:name="P9" style:family="paragraph" style:parent-style-name="Text_20_body">
      <style:text-properties officeooo:rsid="00227f32" officeooo:paragraph-rsid="00227f32"/>
    </style:style>
    <style:style style:name="P10" style:family="paragraph" style:parent-style-name="Text_20_body">
      <style:text-properties officeooo:rsid="002ac5a4" officeooo:paragraph-rsid="002ac5a4"/>
    </style:style>
    <style:style style:name="P11" style:family="paragraph" style:parent-style-name="Text_20_body">
      <style:text-properties officeooo:paragraph-rsid="002af9b9"/>
    </style:style>
    <style:style style:name="P12" style:family="paragraph" style:parent-style-name="Text_20_body">
      <style:paragraph-properties fo:margin-top="0in" fo:margin-bottom="0in" loext:contextual-spacing="false" style:writing-mode="page"/>
      <style:text-properties fo:font-weight="bold" officeooo:rsid="001b815a" officeooo:paragraph-rsid="001b815a" style:font-weight-asian="bold" style:font-weight-complex="bold"/>
    </style:style>
    <style:style style:name="P13" style:family="paragraph" style:parent-style-name="Text_20_body">
      <style:paragraph-properties fo:margin-top="0in" fo:margin-bottom="0in" loext:contextual-spacing="false" style:writing-mode="page"/>
      <style:text-properties fo:font-weight="bold" officeooo:rsid="001d3b36" officeooo:paragraph-rsid="001d3b36" style:font-weight-asian="bold" style:font-weight-complex="bold"/>
    </style:style>
    <style:style style:name="P14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4559e" style:font-weight-asian="bold" style:font-weight-complex="bold"/>
    </style:style>
    <style:style style:name="P15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91ee2" style:font-weight-asian="bold" style:font-weight-complex="bold"/>
    </style:style>
    <style:style style:name="P16" style:family="paragraph" style:parent-style-name="Text_20_body" style:list-style-name="L1">
      <style:paragraph-properties fo:margin-top="0in" fo:margin-bottom="0in" loext:contextual-spacing="false" style:writing-mode="page"/>
      <style:text-properties fo:font-weight="normal" officeooo:rsid="001b815a" officeooo:paragraph-rsid="001b815a" style:font-weight-asian="normal" style:font-weight-complex="normal"/>
    </style:style>
    <style:style style:name="P17" style:family="paragraph" style:parent-style-name="Text_20_body" style:list-style-name="L2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18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b815a" officeooo:paragraph-rsid="001b815a" style:font-weight-asian="bold" style:font-weight-complex="bold"/>
    </style:style>
    <style:style style:name="P19" style:family="paragraph" style:parent-style-name="Text_20_body" style:list-style-name="L3">
      <style:paragraph-properties fo:margin-top="0in" fo:margin-bottom="0in" loext:contextual-spacing="false" style:writing-mode="page"/>
      <style:text-properties officeooo:paragraph-rsid="001b815a"/>
    </style:style>
    <style:style style:name="P20" style:family="paragraph" style:parent-style-name="Text_20_body" style:list-style-name="L3">
      <style:paragraph-properties fo:margin-top="0in" fo:margin-bottom="0in" loext:contextual-spacing="false" style:writing-mode="page"/>
      <style:text-properties officeooo:rsid="001b815a" officeooo:paragraph-rsid="001b815a"/>
    </style:style>
    <style:style style:name="P21" style:family="paragraph" style:parent-style-name="Text_20_body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22" style:family="paragraph" style:parent-style-name="Text_20_body" style:list-style-name="L4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23" style:family="paragraph" style:parent-style-name="Text_20_body">
      <style:paragraph-properties fo:margin-top="0in" fo:margin-bottom="0in" loext:contextual-spacing="false" style:writing-mode="page"/>
      <style:text-properties officeooo:rsid="001dcd3b" officeooo:paragraph-rsid="001dcd3b"/>
    </style:style>
    <style:style style:name="P24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27f32"/>
    </style:style>
    <style:style style:name="P25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2df"/>
    </style:style>
    <style:style style:name="P26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59e"/>
    </style:style>
    <style:style style:name="P27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91ee2"/>
    </style:style>
    <style:style style:name="P28" style:family="paragraph" style:parent-style-name="Text_20_body">
      <style:paragraph-properties fo:margin-top="0in" fo:margin-bottom="0in" loext:contextual-spacing="false" style:writing-mode="page"/>
      <style:text-properties officeooo:rsid="002452df" officeooo:paragraph-rsid="002452df"/>
    </style:style>
    <style:style style:name="P29" style:family="paragraph" style:parent-style-name="Text_20_body">
      <style:paragraph-properties fo:margin-top="0in" fo:margin-bottom="0in" loext:contextual-spacing="false" style:writing-mode="page"/>
      <style:text-properties officeooo:rsid="0024559e" officeooo:paragraph-rsid="0024559e"/>
    </style:style>
    <style:style style:name="P30" style:family="paragraph" style:parent-style-name="Text_20_body">
      <style:paragraph-properties fo:margin-top="0in" fo:margin-bottom="0in" loext:contextual-spacing="false" style:writing-mode="page"/>
      <style:text-properties officeooo:rsid="002ac5a4" officeooo:paragraph-rsid="002ac5a4"/>
    </style:style>
    <style:style style:name="P31" style:family="paragraph" style:parent-style-name="Text_20_body">
      <style:paragraph-properties fo:margin-top="0in" fo:margin-bottom="0in" loext:contextual-spacing="false" style:writing-mode="page"/>
      <style:text-properties officeooo:rsid="002ac5a4" officeooo:paragraph-rsid="002af9b9"/>
    </style:style>
    <style:style style:name="P32" style:family="paragraph" style:parent-style-name="Heading_20_2">
      <style:text-properties officeooo:rsid="000c8139" officeooo:paragraph-rsid="000c8139"/>
    </style:style>
    <style:style style:name="P33" style:family="paragraph" style:parent-style-name="Heading_20_2">
      <style:text-properties officeooo:paragraph-rsid="000c8139"/>
    </style:style>
    <style:style style:name="P34" style:family="paragraph" style:parent-style-name="Heading_20_2">
      <style:text-properties fo:language="hu" fo:country="HU" officeooo:paragraph-rsid="000c8139"/>
    </style:style>
    <style:style style:name="P35" style:family="paragraph" style:parent-style-name="Heading_20_2">
      <style:text-properties fo:language="hu" fo:country="HU" officeooo:rsid="000c8139" officeooo:paragraph-rsid="000c8139"/>
    </style:style>
    <style:style style:name="P36" style:family="paragraph" style:parent-style-name="Heading_20_2">
      <style:text-properties officeooo:rsid="000e4c2c" officeooo:paragraph-rsid="000e4c2c"/>
    </style:style>
    <style:style style:name="P37" style:family="paragraph" style:parent-style-name="Heading_20_2">
      <style:text-properties officeooo:rsid="000e4c2c" officeooo:paragraph-rsid="002af9b9"/>
    </style:style>
    <style:style style:name="P38" style:family="paragraph" style:parent-style-name="Heading_20_2">
      <style:text-properties officeooo:paragraph-rsid="000e4c2c"/>
    </style:style>
    <style:style style:name="P39" style:family="paragraph" style:parent-style-name="Heading_20_1">
      <style:paragraph-properties fo:break-before="page"/>
      <style:text-properties officeooo:rsid="000c8139" officeooo:paragraph-rsid="000c8139"/>
    </style:style>
    <style:style style:name="P40" style:family="paragraph" style:parent-style-name="Heading_20_1">
      <style:paragraph-properties fo:break-before="page"/>
      <style:text-properties fo:language="hu" fo:country="HU" officeooo:paragraph-rsid="000c8139"/>
    </style:style>
    <style:style style:name="P41" style:family="paragraph" style:parent-style-name="Heading_20_1">
      <style:paragraph-properties fo:break-before="page"/>
      <style:text-properties fo:language="hu" fo:country="HU" officeooo:rsid="000c8139" officeooo:paragraph-rsid="000c8139"/>
    </style:style>
    <style:style style:name="P42" style:family="paragraph" style:parent-style-name="Heading_20_1">
      <style:paragraph-properties fo:break-before="page"/>
      <style:text-properties officeooo:rsid="000e4c2c" officeooo:paragraph-rsid="000e4c2c"/>
    </style:style>
    <style:style style:name="P43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T1" style:family="text">
      <style:text-properties officeooo:rsid="000c8139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0c8139"/>
    </style:style>
    <style:style style:name="T4" style:family="text">
      <style:text-properties fo:language="hu" fo:country="HU" officeooo:rsid="001accb9"/>
    </style:style>
    <style:style style:name="T5" style:family="text">
      <style:text-properties fo:language="hu" fo:country="HU" officeooo:rsid="001b815a"/>
    </style:style>
    <style:style style:name="T6" style:family="text">
      <style:text-properties fo:language="hu" fo:country="HU" fo:font-weight="bold" style:font-weight-asian="bold" style:font-weight-complex="bold"/>
    </style:style>
    <style:style style:name="T7" style:family="text">
      <style:text-properties fo:language="hu" fo:country="HU" fo:font-weight="bold" officeooo:rsid="002452df" style:font-weight-asian="bold" style:font-weight-complex="bold"/>
    </style:style>
    <style:style style:name="T8" style:family="text">
      <style:text-properties fo:language="hu" fo:country="HU" officeooo:rsid="001dcd3b"/>
    </style:style>
    <style:style style:name="T9" style:family="text">
      <style:text-properties fo:language="hu" fo:country="HU" officeooo:rsid="001fb3ea"/>
    </style:style>
    <style:style style:name="T10" style:family="text">
      <style:text-properties fo:language="hu" fo:country="HU" officeooo:rsid="002170d9"/>
    </style:style>
    <style:style style:name="T11" style:family="text">
      <style:text-properties fo:language="hu" fo:country="HU" officeooo:rsid="002452df"/>
    </style:style>
    <style:style style:name="T12" style:family="text">
      <style:text-properties fo:language="hu" fo:country="HU" fo:font-weight="normal" officeooo:rsid="002452df" style:font-weight-asian="normal" style:font-weight-complex="normal"/>
    </style:style>
    <style:style style:name="T13" style:family="text">
      <style:text-properties fo:language="hu" fo:country="HU" fo:font-weight="normal" officeooo:rsid="0024559e" style:font-weight-asian="normal" style:font-weight-complex="normal"/>
    </style:style>
    <style:style style:name="T14" style:family="text">
      <style:text-properties fo:language="hu" fo:country="HU" fo:font-weight="normal" officeooo:rsid="00291ee2" style:font-weight-asian="normal" style:font-weight-complex="normal"/>
    </style:style>
    <style:style style:name="T15" style:family="text">
      <style:text-properties fo:language="hu" fo:country="HU" fo:font-weight="normal" officeooo:rsid="002ac5a4" style:font-weight-asian="normal" style:font-weight-complex="normal"/>
    </style:style>
    <style:style style:name="T16" style:family="text">
      <style:text-properties fo:language="hu" fo:country="HU" officeooo:rsid="0024559e"/>
    </style:style>
    <style:style style:name="T17" style:family="text">
      <style:text-properties fo:language="hu" fo:country="HU" officeooo:rsid="00291ee2"/>
    </style:style>
    <style:style style:name="T18" style:family="text">
      <style:text-properties fo:language="hu" fo:country="HU" officeooo:rsid="002ac5a4"/>
    </style:style>
    <style:style style:name="T19" style:family="text">
      <style:text-properties officeooo:rsid="000e4c2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af9b9" style:font-weight-asian="bold" style:font-weight-complex="bold"/>
    </style:style>
    <style:style style:name="T22" style:family="text">
      <style:text-properties fo:font-weight="normal" officeooo:rsid="002af9b9" style:font-weight-asian="normal" style:font-weight-complex="normal"/>
    </style:style>
    <style:style style:name="T23" style:family="text">
      <style:text-properties officeooo:rsid="002161da"/>
    </style:style>
    <style:style style:name="T24" style:family="text">
      <style:text-properties officeooo:rsid="002af9b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rtalomjegyzék</text:p>
          </text:index-title>
          <text:p text:style-name="P43"><text:a xlink:type="simple" xlink:href="#__RefHeading___Toc185_2378536833" text:style-name="Index_20_Link" text:visited-style-name="Index_20_Link">1. Követelmény feltárás<text:tab/>2</text:a></text:p>
          <text:p text:style-name="P44"><text:a xlink:type="simple" xlink:href="#__RefHeading___Toc187_2378536833" text:style-name="Index_20_Link" text:visited-style-name="Index_20_Link">1.1 Célkitűzés, projektindító dokumentum<text:tab/>2</text:a></text:p>
          <text:p text:style-name="P44"><text:a xlink:type="simple" xlink:href="#__RefHeading___Toc189_2378536833" text:style-name="Index_20_Link" text:visited-style-name="Index_20_Link">1.2 Szakterületi fogalomjegyzék<text:tab/>2</text:a></text:p>
          <text:p text:style-name="P44"><text:a xlink:type="simple" xlink:href="#__RefHeading___Toc191_2378536833" text:style-name="Index_20_Link" text:visited-style-name="Index_20_Link">1.3 Használatieset-modell, funkcionális követelmények<text:tab/>2</text:a></text:p>
          <text:p text:style-name="P44"><text:a xlink:type="simple" xlink:href="#__RefHeading___Toc193_2378536833" text:style-name="Index_20_Link" text:visited-style-name="Index_20_Link">1.4 Szakterületi követelmények<text:tab/>3</text:a></text:p>
          <text:p text:style-name="P44"><text:a xlink:type="simple" xlink:href="#__RefHeading___Toc195_2378536833" text:style-name="Index_20_Link" text:visited-style-name="Index_20_Link">1.5 Nem funkcionális követelmények<text:tab/>3</text:a></text:p>
          <text:p text:style-name="P43"><text:a xlink:type="simple" xlink:href="#__RefHeading___Toc197_2378536833" text:style-name="Index_20_Link" text:visited-style-name="Index_20_Link">2. Tervezés<text:tab/>5</text:a></text:p>
          <text:p text:style-name="P44"><text:a xlink:type="simple" xlink:href="#__RefHeading___Toc199_2378536833" text:style-name="Index_20_Link" text:visited-style-name="Index_20_Link">2.1 A program architektúrája<text:tab/>5</text:a></text:p>
          <text:p text:style-name="P44"><text:a xlink:type="simple" xlink:href="#__RefHeading___Toc201_2378536833" text:style-name="Index_20_Link" text:visited-style-name="Index_20_Link">2.2 Osztálymodell<text:tab/>5</text:a></text:p>
          <text:p text:style-name="P44"><text:a xlink:type="simple" xlink:href="#__RefHeading___Toc203_2378536833" text:style-name="Index_20_Link" text:visited-style-name="Index_20_Link">2.3 Dinamikus működés<text:tab/>5</text:a></text:p>
          <text:p text:style-name="P44"><text:a xlink:type="simple" xlink:href="#__RefHeading___Toc205_2378536833" text:style-name="Index_20_Link" text:visited-style-name="Index_20_Link">2.4 Felhasználói-felület modell<text:tab/>5</text:a></text:p>
          <text:p text:style-name="P44"><text:a xlink:type="simple" xlink:href="#__RefHeading___Toc207_2378536833" text:style-name="Index_20_Link" text:visited-style-name="Index_20_Link">2.5 Részletes programterv<text:tab/>5</text:a></text:p>
          <text:p text:style-name="P43"><text:a xlink:type="simple" xlink:href="#__RefHeading___Toc209_2378536833" text:style-name="Index_20_Link" text:visited-style-name="Index_20_Link">3. Implementáció<text:tab/>6</text:a></text:p>
          <text:p text:style-name="P44"><text:a xlink:type="simple" xlink:href="#__RefHeading___Toc211_2378536833" text:style-name="Index_20_Link" text:visited-style-name="Index_20_Link">3.1 Fejlesztőeszközök<text:tab/>6</text:a></text:p>
          <text:p text:style-name="P44"><text:a xlink:type="simple" xlink:href="#__RefHeading___Toc213_2378536833" text:style-name="Index_20_Link" text:visited-style-name="Index_20_Link">3.2 Alkalmazott kódolási szabványok<text:tab/>6</text:a></text:p>
          <text:p text:style-name="P43"><text:a xlink:type="simple" xlink:href="#__RefHeading___Toc215_2378536833" text:style-name="Index_20_Link" text:visited-style-name="Index_20_Link">4. Tesztelés<text:tab/>7</text:a></text:p>
          <text:p text:style-name="P44"><text:a xlink:type="simple" xlink:href="#__RefHeading___Toc217_2378536833" text:style-name="Index_20_Link" text:visited-style-name="Index_20_Link">4.1 „A” használati eset tesztelése<text:tab/>7</text:a></text:p>
          <text:p text:style-name="P44"><text:a xlink:type="simple" xlink:href="#__RefHeading___Toc219_2378536833" text:style-name="Index_20_Link" text:visited-style-name="Index_20_Link">4.2 „B” használati eset tesztelése<text:tab/>7</text:a></text:p>
          <text:p text:style-name="P43"><text:a xlink:type="simple" xlink:href="#__RefHeading___Toc221_2378536833" text:style-name="Index_20_Link" text:visited-style-name="Index_20_Link">5. Felhasználói dokumentáció<text:tab/>8</text:a></text:p>
          <text:p text:style-name="P44"><text:a xlink:type="simple" xlink:href="#__RefHeading___Toc223_2378536833" text:style-name="Index_20_Link" text:visited-style-name="Index_20_Link">5.1 A futtatáshoz ajánlott hardver-, szoftver konfiguráció<text:tab/>8</text:a></text:p>
          <text:p text:style-name="P44"><text:a xlink:type="simple" xlink:href="#__RefHeading___Toc225_2378536833" text:style-name="Index_20_Link" text:visited-style-name="Index_20_Link">5.2 Telepítés<text:tab/>8</text:a></text:p>
          <text:p text:style-name="P44"><text:a xlink:type="simple" xlink:href="#__RefHeading___Toc227_2378536833" text:style-name="Index_20_Link" text:visited-style-name="Index_20_Link">5.3 A program használata<text:tab/>8</text:a></text:p>
          <text:p text:style-name="P43"><text:a xlink:type="simple" xlink:href="#__RefHeading___Toc229_2378536833" text:style-name="Index_20_Link" text:visited-style-name="Index_20_Link">Felhasznált irodalom jegyzéke<text:tab/>9</text:a></text:p>
        </text:index-body>
      </text:table-of-content>
      <text:p text:style-name="P2"/>
      <text:h text:style-name="P40" text:outline-level="1"><text:bookmark-start text:name="__RefHeading___Toc185_2378536833"/><text:span text:style-name="T1">1. Követelmény feltárás</text:span><text:bookmark-end text:name="__RefHeading___Toc185_2378536833"/></text:h>
      <text:h text:style-name="P34" text:outline-level="2"><text:bookmark-start text:name="__RefHeading___Toc187_2378536833"/><text:span text:style-name="T1">1.1 </text:span>Célkitűzés, projektindító dokumentum<text:bookmark-end text:name="__RefHeading___Toc187_2378536833"/></text:h>
      <text:p text:style-name="P3"><text:span text:style-name="T2">A projekt célja egy kétszemélyes Tetris létrehozása, ahol a klasszikus Tetris játék</text:span><text:span text:style-name="T4">ot</text:span><text:span text:style-name="T2"> továbbfejlesztve </text:span><text:span text:style-name="T4">a játékot egyszerre két felhasználó játszhatja, az eredeti játék játékmenetének megtartásával, plusz funkciók hozzátételével. Ezek a hozzáadott funkciók lehetővé teszik, hogy a két felhasználó egymással versenyezzen játék közben, és lehetőséget adnak a másik felhasználó játékmenetének módosításába, mindkét játékos részére. A játéknak kezelnie kell ha két játékost ugyanazon számítógépen, valamint ha különböző számítógépeken hálózaton keresztül szeretnének játszani. </text:span><text:span text:style-name="T8">A</text:span><text:span text:style-name="T4">mennyiben csak egy játékos van, a másik játékos szerepét lehetőség legyen betölteni </text:span><text:span text:style-name="T8">AI</text:span><text:span text:style-name="T4"> által. </text:span><text:span text:style-name="T9">Ezeken felül a változatos felhasználói élmény garantálása érdekében lehetőség legyen különböző karakterek választására, amelyek befolyásolják a játékos milyen módokon tudja módosítani saját vagy ellenfele játékát a játék folyamán.</text:span></text:p>
      <text:h text:style-name="P34" text:outline-level="2"><text:bookmark-start text:name="__RefHeading___Toc189_2378536833"/><text:span text:style-name="T1">1.2 </text:span>Szakterületi fogalomjegyzék<text:bookmark-end text:name="__RefHeading___Toc189_2378536833"/></text:h>
      <text:p text:style-name="P23"><text:span text:style-name="T2">AI – Mesterséges intelligencia, amely egy játékos gondolkodását utánozza, és az alapján tesz lépéseket amelyeket az adott helyzetben optimálisnak ítél</text:span></text:p>
      <text:p text:style-name="P21"><text:span text:style-name="T2">SDL2 - </text:span></text:p>
      <text:p text:style-name="P21"><text:span text:style-name="T2">Agilis fejlesztés -</text:span></text:p>
      <text:p text:style-name="P21"><text:span text:style-name="T2">Verziókezelő rendszer - </text:span></text:p>
      <text:p text:style-name="P21"><text:span text:style-name="T2">Tetromino - </text:span></text:p>
      <text:p text:style-name="P29"><text:span text:style-name="T2">Tetromino leérkezése -</text:span></text:p>
      <text:p text:style-name="P30"><text:span text:style-name="T2">Teli sor - </text:span></text:p>
      <text:h text:style-name="P34" text:outline-level="2"><text:bookmark-start text:name="__RefHeading___Toc191_2378536833"/><text:span text:style-name="T1">1.3 </text:span>Használatieset-modell, funkcionális követelmények<text:bookmark-end text:name="__RefHeading___Toc191_2378536833"/></text:h>
      <text:p text:style-name="P9"><text:span text:style-name="T2">[USE case ábra lépés, special, karakterválasztás, játéktípus választás, sor eltűntetés]</text:span></text:p>
      <text:p text:style-name="P24"><text:span text:style-name="T6">A használati eset neve: </text:span><text:span text:style-name="T2">Hálózati játék </text:span><text:span text:style-name="T16">indítása</text:span></text:p>
      <text:p text:style-name="P24"><text:span text:style-name="T6">Leírás:</text:span><text:span text:style-name="T2"> [LEIRAS]</text:span></text:p>
      <text:p text:style-name="P24"><text:span text:style-name="T6">Előfeltétel:</text:span><text:span text:style-name="T2"> Játékszerver címének ismerete, hozzáférés a hálózathoz amelyen fut a szerver</text:span></text:p>
      <text:p text:style-name="P24"><text:span text:style-name="T6">Utófeltétel: </text:span><text:span text:style-name="T2">Egy második játékos becsatlakozása a játék által megadott időn belül</text:span></text:p>
      <text:p text:style-name="P28"><text:span text:style-name="T2"/></text:p>
      <text:p text:style-name="P25"><text:span text:style-name="T6">A használati eset neve: </text:span><text:span text:style-name="T12">Tetromino mozgatása oldalra</text:span></text:p>
      <text:p text:style-name="P25"><text:span text:style-name="T6">Leírás:</text:span><text:span text:style-name="T2"> [LEIRAS]</text:span></text:p>
      <text:p text:style-name="P25"><text:span text:style-name="T6">Előfeltétel:</text:span><text:span text:style-name="T2"> </text:span><text:span text:style-name="T11">-</text:span></text:p>
      <text:p text:style-name="P25"><text:span text:style-name="T6">Utófeltétel: </text:span><text:span text:style-name="T7">-</text:span></text:p>
      <text:p text:style-name="P25"><text:span text:style-name="T7"/></text:p>
      <text:p text:style-name="P25"><text:span text:style-name="T6">A használati eset neve: </text:span><text:span text:style-name="T12">Speciális képesség használata</text:span></text:p>
      <text:p text:style-name="P25"><text:span text:style-name="T6">Leírás:</text:span><text:span text:style-name="T2"> [LEIRAS]</text:span></text:p>
      <text:p text:style-name="P25"><text:soft-page-break/><text:span text:style-name="T6">Előfeltétel:</text:span><text:span text:style-name="T2"> </text:span><text:span text:style-name="T11">-</text:span></text:p>
      <text:p text:style-name="P25"><text:span text:style-name="T7">Utófeltétel: -</text:span></text:p>
      <text:p text:style-name="P25"><text:span text:style-name="T7"/></text:p>
      <text:p text:style-name="P25"><text:span text:style-name="T6">A használati eset neve: </text:span><text:span text:style-name="T12">Tetromino forgatása</text:span></text:p>
      <text:p text:style-name="P25"><text:span text:style-name="T6">Leírás:</text:span><text:span text:style-name="T2"> [LEIRAS]</text:span></text:p>
      <text:p text:style-name="P25"><text:span text:style-name="T6">Előfeltétel:</text:span><text:span text:style-name="T2"> </text:span><text:span text:style-name="T16">Az elforgatott tetromino nem ütközik fallal, vagy már leérkezett tetrominoval</text:span></text:p>
      <text:p text:style-name="P25"><text:span text:style-name="T7">Utófeltétel: </text:span><text:span text:style-name="T13">Tetromino elforgatása megtörtént</text:span></text:p>
      <text:p text:style-name="P25"><text:span text:style-name="T7"/></text:p>
      <text:p text:style-name="P25"><text:span text:style-name="T6">A használati eset neve: </text:span><text:span text:style-name="T12">Tetromino gyorsított leérkeztetése</text:span></text:p>
      <text:p text:style-name="P25"><text:span text:style-name="T6">Leírás:</text:span><text:span text:style-name="T2"> [LEIRAS]</text:span></text:p>
      <text:p text:style-name="P25"><text:span text:style-name="T6">Előfeltétel:</text:span><text:span text:style-name="T2"> </text:span><text:span text:style-name="T16">Aktuális létezik, valamint nincs még leérkezve </text:span></text:p>
      <text:p text:style-name="P25"><text:span text:style-name="T7">Utófeltétel: </text:span><text:span text:style-name="T13">Tetromino leérkezett egy másik alakzat tetejére</text:span></text:p>
      <text:p text:style-name="P25"><text:span text:style-name="T13"/></text:p>
      <text:p text:style-name="P26"><text:span text:style-name="T6">A használati eset neve: </text:span><text:span text:style-name="T13">Kilépés a játékból</text:span></text:p>
      <text:p text:style-name="P26"><text:span text:style-name="T6">Leírás:</text:span><text:span text:style-name="T2"> [LEIRAS]</text:span></text:p>
      <text:p text:style-name="P26"><text:span text:style-name="T6">Előfeltétel:</text:span><text:span text:style-name="T2"> </text:span><text:span text:style-name="T16">A játék fut</text:span></text:p>
      <text:p text:style-name="P14"><text:span text:style-name="T16">Utófeltétel: </text:span><text:span text:style-name="T13">A játék nem fut</text:span></text:p>
      <text:p text:style-name="P14"><text:span text:style-name="T13"/></text:p>
      <text:p text:style-name="P26"><text:span text:style-name="T6">A használati eset neve: </text:span><text:span text:style-name="T13">Karakter kiválasztása</text:span></text:p>
      <text:p text:style-name="P26"><text:span text:style-name="T6">Leírás:</text:span><text:span text:style-name="T2"> [LEIRAS]</text:span></text:p>
      <text:p text:style-name="P26"><text:span text:style-name="T6">Előfeltétel:</text:span><text:span text:style-name="T2"> </text:span><text:span text:style-name="T16">A karakter választható, és létezik hozzá avatar</text:span></text:p>
      <text:p text:style-name="P14"><text:span text:style-name="T16">Utófeltétel: </text:span><text:span text:style-name="T13">A játék elindult a kiválasztott karakterrel</text:span></text:p>
      <text:p text:style-name="P14"><text:span text:style-name="T13"/></text:p>
      <text:p text:style-name="P27"><text:span text:style-name="T6">A használati eset neve: </text:span><text:span text:style-name="T14">Sor eltűntetése</text:span></text:p>
      <text:p text:style-name="P27"><text:span text:style-name="T6">Leírás:</text:span><text:span text:style-name="T2"> [LEIRAS]</text:span></text:p>
      <text:p text:style-name="P27"><text:span text:style-name="T6">Előfeltétel:</text:span><text:span text:style-name="T2"> </text:span><text:span text:style-name="T17">A játék fut, </text:span><text:span text:style-name="T18">a legutóbb lehelyezett Tetromino teli sorokat eredményezett</text:span></text:p>
      <text:p text:style-name="P15"><text:span text:style-name="T16">Utófeltétel:</text:span><text:span text:style-name="T13"> </text:span><text:span text:style-name="T15">Az összes teli sor eltűnt a játéktérről</text:span></text:p>
      <text:p text:style-name="P25"><text:span text:style-name="T7"/></text:p>
      <text:h text:style-name="P35" text:outline-level="2"><text:bookmark-start text:name="__RefHeading___Toc193_2378536833"/>1.4 Szakterületi követelmények<text:bookmark-end text:name="__RefHeading___Toc193_2378536833"/></text:h>
      <text:p text:style-name="P4"><text:span text:style-name="T3">A </text:span><text:span text:style-name="T2">szoftvernek követnie kell az 1984-ben kijött klasszikus Tetris játék szabályrendszerét, csak az abban jelenlévő alakzatokat (tetromino-kat) használhatja. </text:span><text:span text:style-name="T8">A játék csak akkor érhet véget ha egy tetromino nem lehelyezhető úgy, hogy teljes egészében benne legyen a játéktérben. Ezek a szabályok mind egy valódi ember, mind AI által irányított játékosra érvényesek. </text:span></text:p>
      <text:h text:style-name="P35" text:outline-level="2"><text:bookmark-start text:name="__RefHeading___Toc195_2378536833"/>1.5 Nem funkcionális követelmények<text:bookmark-end text:name="__RefHeading___Toc195_2378536833"/></text:h>
      <text:p text:style-name="P12"><text:span text:style-name="T3">F</text:span><text:span text:style-name="T2">ejlesztési módszertan:</text:span></text:p>
      <text:list xml:id="list66023709" text:style-name="L1">
        <text:list-item>
          <text:p text:style-name="P16"><text:span text:style-name="T2">Agilis</text:span></text:p>
        </text:list-item>
      </text:list>
      <text:p text:style-name="P18">A fejlesztéshez szükséges hardver:</text:p>
      <text:list xml:id="list2933385045" text:style-name="L2">
        <text:list-item>
          <text:p text:style-name="P17">CPU: Core i5, RAM: 8GB, videó: 1440x900</text:p>
        </text:list-item>
      </text:list>
      <text:p text:style-name="P18"><text:soft-page-break/>A fejlesztéshez használt szoftverek:</text:p>
      <text:list xml:id="list1462628665" text:style-name="L3">
        <text:list-item>
          <text:p text:style-name="P19"><text:span text:style-name="T5">Operációs rendszer: OS X Sierra</text:span></text:p>
        </text:list-item>
        <text:list-item>
          <text:p text:style-name="P20"><text:span text:style-name="T2">Követelmény elemzés: LibreOffice Writer szövegszerkesztővel</text:span></text:p>
        </text:list-item>
        <text:list-item>
          <text:p text:style-name="P20"><text:span text:style-name="T2">CASE eszköz: Enterprise Architect 11.0</text:span></text:p>
        </text:list-item>
        <text:list-item>
          <text:p text:style-name="P20"><text:span text:style-name="T2">Verziókezelő rendszer: Git</text:span></text:p>
        </text:list-item>
        <text:list-item>
          <text:p text:style-name="P20"><text:span text:style-name="T2">C++ fejlesztőeszköz: Vim</text:span></text:p>
        </text:list-item>
      </text:list>
      <text:p text:style-name="P13"><text:span text:style-name="T2">A futtatáshoz szükséges operációs rendszer:</text:span></text:p>
      <text:list xml:id="list364157043" text:style-name="L4">
        <text:list-item>
          <text:p text:style-name="P22"><text:span text:style-name="T2">Tetszőleges operációs rendszer amely támogatja az SDL2 library-t.</text:span></text:p>
        </text:list-item>
      </text:list>
      <text:p text:style-name="P13"><text:span text:style-name="T2"/></text:p>
      <text:h text:style-name="P41" text:outline-level="1"><text:bookmark-start text:name="__RefHeading___Toc197_2378536833"/>2. Tervezés<text:bookmark-end text:name="__RefHeading___Toc197_2378536833"/></text:h>
      <text:h text:style-name="P33" text:outline-level="2"><text:bookmark-start text:name="__RefHeading___Toc199_2378536833"/><text:span text:style-name="T3">2.1 </text:span><text:span text:style-name="T2">A program architektúrája</text:span><text:bookmark-end text:name="__RefHeading___Toc199_2378536833"/></text:h>
      <text:p text:style-name="P6"><text:span text:style-name="T2">A játék eseményvezérelt architektúrát valósít meg Game Loop programozói minta </text:span><text:span text:style-name="T17">[1] </text:span><text:span text:style-name="T2">felhasználásával. Egy központi game loop segítségével figyeli a felhasználó események bekövetkeztét amelyek lehetnek hálózaton keresztül érkező csomagok, vagy felhasználó által lenyomott gombok. Ezen felül ebben a központi ciklusban értesíti </text:span><text:span text:style-name="T10">a program megfelelő komponenseit a ciklus újabb iterációjának indulásáról, hogy az ehhez az eseményhez rendelt műveleteket le tudja futtatni az adott komponens.</text:span></text:p>
      <text:p text:style-name="P8"><text:span text:style-name="T2">[KÉP]</text:span></text:p>
      <text:p text:style-name="P5"><text:span text:style-name="T2">A hálózati játék kliens szerver architectúrát használ ami abban nyílvánul meg, hogy egy központi szerver alkalmazás fut a háttérben amihez a két kliens csatlakozik, amelyek a felhasználó számítógépén futnak, és rajta keresztül kommunikálnak egymással egy előre definiált üzenetformátummal.</text:span></text:p>
      <text:p text:style-name="P8"><text:span text:style-name="T2">[KÉP]</text:span></text:p>
      <text:h text:style-name="P35" text:outline-level="2"><text:bookmark-start text:name="__RefHeading___Toc201_2378536833"/>2.2 Osztálymodell<text:bookmark-end text:name="__RefHeading___Toc201_2378536833"/></text:h>
      <text:h text:style-name="P35" text:outline-level="2"><text:bookmark-start text:name="__RefHeading___Toc203_2378536833"/>2.3 Dinamikus működés<text:bookmark-end text:name="__RefHeading___Toc203_2378536833"/></text:h>
      <text:h text:style-name="P35" text:outline-level="2"><text:bookmark-start text:name="__RefHeading___Toc205_2378536833"/>2.4 Felhasználói-felület modell<text:bookmark-end text:name="__RefHeading___Toc205_2378536833"/></text:h>
      <text:h text:style-name="P33" text:outline-level="2"><text:bookmark-start text:name="__RefHeading___Toc207_2378536833"/><text:span text:style-name="T1">2.5 Részletes programterv</text:span><text:bookmark-end text:name="__RefHeading___Toc207_2378536833"/></text:h>
      <text:h text:style-name="P39" text:outline-level="1"><text:bookmark-start text:name="__RefHeading___Toc209_2378536833"/>3. Implementáció<text:bookmark-end text:name="__RefHeading___Toc209_2378536833"/></text:h>
      <text:h text:style-name="P32" text:outline-level="2"><text:bookmark-start text:name="__RefHeading___Toc211_2378536833"/>3.1 Fejlesztőeszközök<text:bookmark-end text:name="__RefHeading___Toc211_2378536833"/></text:h>
      <text:p text:style-name="P10">Cmake, SDL2, C++14, Agilis fejlesztés sprintekkel fokozatosan közelítve a kívánt működéshez</text:p>
      <text:h text:style-name="P33" text:outline-level="2"><text:bookmark-start text:name="__RefHeading___Toc213_2378536833"/><text:span text:style-name="T1">3.2 Alkalmazott kódolási szabványok</text:span><text:bookmark-end text:name="__RefHeading___Toc213_2378536833"/></text:h>
      <text:p text:style-name="P10">Beszédes azonosítónevek használata, egységes formázás, nyitó zárójel új sorba, osztály tagváltozók _, Kommentek mellőzése, a függvények, változók megvalósítása, és elnevezése árulkodjon a funkcióról, ne a komment</text:p>
      <text:h text:style-name="P39" text:outline-level="1"><text:bookmark-start text:name="__RefHeading___Toc215_2378536833"/>4. Tesztelés<text:bookmark-end text:name="__RefHeading___Toc215_2378536833"/></text:h>
      <text:h text:style-name="P33" text:outline-level="2"><text:bookmark-start text:name="__RefHeading___Toc217_2378536833"/><text:span text:style-name="T1">4.1 Tetromino mozgatás jobbra</text:span><text:bookmark-end text:name="__RefHeading___Toc217_2378536833"/></text:h>
      <text:p text:style-name="P30"><text:span text:style-name="T20">Teszt lépés</text:span>: Felhasználó megnyomja a jobbra <text:span text:style-name="T24">mozgatáshoz</text:span> kiosztott billentyűt</text:p>
      <text:p text:style-name="Text_20_body"><text:span text:style-name="T21">Elvárt eredmény: </text:span><text:span text:style-name="T24">a Tetromino egy egységnyivel jobbra tolódik, az esés sebessége nem változik</text:span></text:p>
      <text:h text:style-name="P36" text:outline-level="2"><text:bookmark-start text:name="__RefHeading___Toc219_2378536833"/>4.2 Tetromino mozgatás balra<text:bookmark-end text:name="__RefHeading___Toc219_2378536833"/></text:h>
      <text:p text:style-name="P31"><text:span text:style-name="T20">Teszt lépés</text:span>: Felhasználó megnyomja a <text:span text:style-name="T24">balra</text:span> <text:span text:style-name="T24">mozgatáshoz</text:span> kiosztott billentyűt</text:p>
      <text:p text:style-name="P11"><text:span text:style-name="T21">Elvárt eredmény: </text:span><text:span text:style-name="T24">a Tetromino egy egységnyivel balra tolódik, az esés sebessége nem változik</text:span></text:p>
      <text:h text:style-name="P37" text:outline-level="2">4.<text:span text:style-name="T24">3</text:span> Tetromino mozgatás <text:span text:style-name="T24">jobbra</text:span> <text:span text:style-name="T24">akadályozás esetén</text:span></text:h>
      <text:p text:style-name="P31"><text:span text:style-name="T20">Teszt lépés</text:span>: Felhasználó megnyomja a <text:span text:style-name="T24">jobbra</text:span> <text:span text:style-name="T24">mozgatáshoz</text:span> kiosztott billentyűt <text:span text:style-name="T24">miközben az alakzat jobb oldalán található közvetlenül a játéktér széle</text:span></text:p>
      <text:p text:style-name="P11"><text:span text:style-name="T21">Elvárt eredmény: </text:span><text:span text:style-name="T24">a Tetromino nem mozdul, az esés sebessége nem változik</text:span></text:p>
      <text:h text:style-name="P37" text:outline-level="2">4.<text:span text:style-name="T24">4</text:span> Tetromino mozgatás balra <text:span text:style-name="T24">akadályozás esetén</text:span></text:h>
      <text:p text:style-name="P31"><text:span text:style-name="T20">Teszt lépés</text:span>: Felhasználó megnyomja a <text:span text:style-name="T24">balra</text:span> <text:span text:style-name="T24">mozgatáshoz</text:span> kiosztott billentyűt <text:span text:style-name="T24">miközben az alakzat bal oldalán található közvetlenül a játéktér széle</text:span></text:p>
      <text:p text:style-name="P11"><text:span text:style-name="T21">Elvárt eredmény: </text:span><text:span text:style-name="T24">a Tetromino nem mozdul, az esés sebessége nem változik</text:span></text:p>
      <text:h text:style-name="P37" text:outline-level="2">4.<text:span text:style-name="T24">4</text:span> <text:span text:style-name="T24">A Tetromino leesésének megvárása beavatkozás nélkül</text:span></text:h>
      <text:p text:style-name="P31"><text:span text:style-name="T20">Teszt lépés</text:span>: <text:span text:style-name="T24">A felhasználó megvárja amíg a forma leesik</text:span></text:p>
      <text:p text:style-name="P11"><text:span text:style-name="T21">Elvárt eredmény: </text:span><text:span text:style-name="T22">A Tetromino beilleszkedik a sorba, kitölti a rendelkezésére álló helyet, teli mezőt nem ír felül</text:span></text:p>
      <text:h text:style-name="P42" text:outline-level="1"><text:bookmark-start text:name="__RefHeading___Toc221_2378536833"/>5. Felhasználói dokumentáció<text:bookmark-end text:name="__RefHeading___Toc221_2378536833"/></text:h>
      <text:h text:style-name="P38" text:outline-level="2"><text:bookmark-start text:name="__RefHeading___Toc223_2378536833"/><text:span text:style-name="T19">5.1 </text:span>A futtatáshoz ajánlott hardver-, szoftver konfiguráció<text:bookmark-end text:name="__RefHeading___Toc223_2378536833"/></text:h>
      <text:h text:style-name="P36" text:outline-level="2"><text:bookmark-start text:name="__RefHeading___Toc225_2378536833"/>5.2 Telepítés<text:bookmark-end text:name="__RefHeading___Toc225_2378536833"/></text:h>
      <text:h text:style-name="P36" text:outline-level="2"><text:bookmark-start text:name="__RefHeading___Toc227_2378536833"/>5.3 A program használata<text:bookmark-end text:name="__RefHeading___Toc227_2378536833"/></text:h>
      <text:h text:style-name="P42" text:outline-level="1"><text:bookmark-start text:name="__RefHeading___Toc229_2378536833"/>Felhasznált irodalom jegyzéke<text:bookmark-end text:name="__RefHeading___Toc229_2378536833"/></text:h>
      <text:list xml:id="list395964177" text:style-name="L5">
        <text:list-item>
          <text:p text:style-name="P7">Robert Nystrom –<text:span text:style-name="T23"> Game Programming Patterns [1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 Optimized" svg:font-family="'SF Optimized', system-ui, apple-system, system-ui, .SFNSText-Regular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8:07:56.324018000</meta:creation-date>
    <dc:date>2017-11-28T01:04:31.298046000</dc:date>
    <meta:editing-duration>PT6M46S</meta:editing-duration>
    <meta:editing-cycles>3</meta:editing-cycles>
    <meta:generator>LibreOffice/5.3.7.2$MacOSX_X86_64 LibreOffice_project/6b8ed514a9f8b44d37a1b96673cbbdd077e24059</meta:generator>
    <meta:document-statistic meta:table-count="0" meta:image-count="0" meta:object-count="0" meta:page-count="9" meta:paragraph-count="122" meta:word-count="909" meta:character-count="6884" meta:non-whitespace-character-count="6098"/>
  </office:meta>
</office:document-meta>
</file>